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fo:margin-left="0cm" fo:margin-right="-0.005cm" fo:break-before="page" table:align="margins"/>
    </style:style>
    <style:style style:name="Table5.A" style:family="table-column">
      <style:table-column-properties style:rel-column-width="23842*"/>
    </style:style>
    <style:style style:name="Table5.B" style:family="table-column">
      <style:table-column-properties style:rel-column-width="23257*"/>
    </style:style>
    <style:style style:name="Table5.C" style:family="table-column">
      <style:table-column-properties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table:align="margins"/>
    </style:style>
    <style:style style:name="Table37.A" style:family="table-column">
      <style:table-column-properties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table:align="margins"/>
    </style:style>
    <style:style style:name="Table38.A" style:family="table-column">
      <style:table-column-properties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table:align="margins"/>
    </style:style>
    <style:style style:name="Table39.A" style:family="table-column">
      <style:table-column-properties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table:align="margins"/>
    </style:style>
    <style:style style:name="Table40.A" style:family="table-column">
      <style:table-column-properties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fo:margin-left="0cm" fo:margin-right="-0.005cm" table:align="margins"/>
    </style:style>
    <style:style style:name="Table9.A" style:family="table-column">
      <style:table-column-properties style:rel-column-width="19118*"/>
    </style:style>
    <style:style style:name="Table9.B" style:family="table-column">
      <style:table-column-properties style:rel-column-width="4631*"/>
    </style:style>
    <style:style style:name="Table9.C" style:family="table-column">
      <style:table-column-properties style:rel-column-width="28776*"/>
    </style:style>
    <style:style style:name="Table9.D" style:family="table-column">
      <style:table-column-properties style:rel-column-width="7489*"/>
    </style:style>
    <style:style style:name="Table9.E" style:family="table-column">
      <style:table-column-properties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fo:margin-left="0cm" fo:margin-right="-0.005cm" table:align="margins"/>
    </style:style>
    <style:style style:name="Table10.A" style:family="table-column">
      <style:table-column-properties style:rel-column-width="6799*"/>
    </style:style>
    <style:style style:name="Table10.B" style:family="table-column">
      <style:table-column-properties style:rel-column-width="7194*"/>
    </style:style>
    <style:style style:name="Table10.C" style:family="table-column">
      <style:table-column-properties style:rel-column-width="7095*"/>
    </style:style>
    <style:style style:name="Table10.D" style:family="table-column">
      <style:table-column-properties style:rel-column-width="7588*"/>
    </style:style>
    <style:style style:name="Table10.E" style:family="table-column">
      <style:table-column-properties style:rel-column-width="7982*"/>
    </style:style>
    <style:style style:name="Table10.F" style:family="table-column">
      <style:table-column-properties style:rel-column-width="7010*"/>
    </style:style>
    <style:style style:name="Table10.G" style:family="table-column">
      <style:table-column-properties style:rel-column-width="7279*"/>
    </style:style>
    <style:style style:name="Table10.I" style:family="table-column">
      <style:table-column-properties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table:align="margins"/>
    </style:style>
    <style:style style:name="Table52.A" style:family="table-column">
      <style:table-column-properties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table:align="margins"/>
    </style:style>
    <style:style style:name="Table54.A" style:family="table-column">
      <style:table-column-properties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fo:margin-left="0cm" fo:margin-right="-0.005cm" table:align="margins" style:may-break-between-rows="true"/>
    </style:style>
    <style:style style:name="Table53.A" style:family="table-column">
      <style:table-column-properties style:rel-column-width="15275*"/>
    </style:style>
    <style:style style:name="Table53.B" style:family="table-column">
      <style:table-column-properties style:rel-column-width="15169*"/>
    </style:style>
    <style:style style:name="Table53.C" style:family="table-column">
      <style:table-column-properties style:rel-column-width="15373*"/>
    </style:style>
    <style:style style:name="Table53.D" style:family="table-column">
      <style:table-column-properties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table:align="margins"/>
    </style:style>
    <style:style style:name="Table55.A" style:family="table-column">
      <style:table-column-properties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text-properties fo:font-style="normal" style:font-style-asian="normal" style:font-style-complex="normal"/>
    </style:style>
    <style:style style:name="P82" style:family="paragraph" style:parent-style-name="Text_20_body" style:list-style-name="L5">
      <style:text-properties fo:font-style="normal" style:font-style-asian="normal" style:font-style-complex="normal"/>
    </style:style>
    <style:style style:name="P83" style:family="paragraph" style:parent-style-name="Text_20_body" style:list-style-name="L8">
      <style:text-properties fo:font-style="normal" style:font-style-asian="normal" style:font-style-complex="normal"/>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16">
      <style:text-properties style:text-line-through-style="solid"/>
    </style:style>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3">
      <style:text-properties style:font-name="Arial1" fo:font-size="11pt"/>
    </style:style>
    <style:style style:name="P103" style:family="paragraph" style:parent-style-name="Text_20_body" style:list-style-name="L32">
      <style:text-properties style:font-name="Arial1" fo:font-size="11pt"/>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text-properties fo:color="#000000"/>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4">
      <style:paragraph-properties fo:margin-top="0cm" fo:margin-bottom="0.102cm"/>
      <style:text-properties fo:font-style="normal" style:font-style-asian="normal" style:font-style-complex="normal"/>
    </style:style>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1" style:family="paragraph" style:parent-style-name="Text_20_body" style:list-style-name="L6">
      <style:paragraph-properties fo:margin-left="2.501cm" fo:margin-right="0cm" fo:text-indent="-0.635cm" style:auto-text-indent="false"/>
    </style:style>
    <style:style style:name="P142" style:family="paragraph" style:parent-style-name="Heading_20_1" style:list-style-name=""/>
    <style:style style:name="P143" style:family="paragraph" style:parent-style-name="Heading_20_1">
      <style:paragraph-properties fo:break-before="page"/>
    </style:style>
    <style:style style:name="P144" style:family="paragraph" style:parent-style-name="Heading_20_2" style:list-style-name=""/>
    <style:style style:name="P145" style:family="paragraph" style:parent-style-name="Heading_20_2">
      <style:paragraph-properties fo:break-before="page"/>
    </style:style>
    <style:style style:name="P146" style:family="paragraph" style:parent-style-name="Heading_20_2">
      <style:paragraph-properties fo:break-before="page"/>
      <style:text-properties fo:font-style="normal" style:font-style-asian="normal" style:font-style-complex="normal"/>
    </style:style>
    <style:style style:name="P147" style:family="paragraph" style:parent-style-name="Heading_20_3">
      <style:text-properties fo:color="#000000"/>
    </style:style>
    <style:style style:name="P148" style:family="paragraph" style:parent-style-name="Heading_20_3">
      <style:text-properties fo:font-style="normal" style:font-style-asian="normal" style:font-style-complex="normal"/>
    </style:style>
    <style:style style:name="P149" style:family="paragraph" style:parent-style-name="Heading_20_3">
      <style:paragraph-properties fo:break-before="page"/>
    </style:style>
    <style:style style:name="P150" style:family="paragraph" style:parent-style-name="Code_20_Snippet" style:list-style-name="L9"/>
    <style:style style:name="P151" style:family="paragraph" style:parent-style-name="Code_20_Snippet" style:list-style-name="L34"/>
    <style:style style:name="P152" style:family="paragraph" style:parent-style-name="Code_20_Snippet" style:list-style-name="L42"/>
    <style:style style:name="P153" style:family="paragraph" style:parent-style-name="Code_20_Snippet" style:list-style-name="L44"/>
    <style:style style:name="P154" style:family="paragraph" style:parent-style-name="Code_20_Snippet" style:list-style-name="L45"/>
    <style:style style:name="P155" style:family="paragraph" style:parent-style-name="Code_20_Snippet" style:list-style-name="L47"/>
    <style:style style:name="P156" style:family="paragraph" style:parent-style-name="Code_20_Snippet" style:list-style-name="L49"/>
    <style:style style:name="P157" style:family="paragraph" style:parent-style-name="Code_20_Snippet" style:list-style-name="L50"/>
    <style:style style:name="P158" style:family="paragraph" style:parent-style-name="Heading_20_4" style:list-style-name=""/>
    <style:style style:name="P159" style:family="paragraph" style:parent-style-name="Heading_20_4">
      <style:paragraph-properties fo:break-before="page"/>
    </style:style>
    <style:style style:name="P160" style:family="paragraph">
      <style:paragraph-properties fo:margin-left="0cm" fo:margin-right="0cm" fo:margin-top="0cm" fo:margin-bottom="0cm" fo:line-height="100%" fo:text-align="center" fo:text-indent="0cm"/>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50%" fo:text-align="center" fo:text-indent="0cm"/>
    </style:style>
    <style:style style:name="P165"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style>
    <style:style style:name="P168"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3"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7</text:p>
          <text:p text:style-name="P77">One-to-One Relationships<text:tab/>88</text:p>
          <text:p text:style-name="P77">One-to-Many Relationships<text:tab/>99</text:p>
          <text:p text:style-name="P77">Many-to-many Relationships<text:tab/>102</text:p>
          <text:p text:style-name="P76">Skimming through Rails<text:tab/>114</text:p>
          <text:p text:style-name="P77">Rails Migrations<text:tab/>114</text:p>
          <text:p text:style-name="P77">Active Record<text:tab/>117</text:p>
          <text:p text:style-name="P77">Action Controller<text:tab/>123</text:p>
          <text:p text:style-name="P77"><text:soft-page-break/>Action View<text:tab/>126</text:p>
          <text:p text:style-name="P77">Active Support Time Extensions<text:tab/>126</text:p>
          <text:p text:style-name="P76">Ajax<text:tab/>128</text:p>
          <text:p text:style-name="P77">Prototype<text:tab/>128</text:p>
          <text:p text:style-name="P77">jQuery <text:tab/>136</text:p>
          <text:p text:style-name="P76">Automated Testing with RSpec<text:tab/>140</text:p>
          <text:p text:style-name="P77">Overview to Automated Testing<text:tab/>140</text:p>
          <text:p text:style-name="P77">RSpec<text:tab/>141</text:p>
          <text:p text:style-name="P77">Analysis of the Generated Specs<text:tab/>143</text:p>
          <text:p text:style-name="P77">Test Driven Development with RSpec<text:tab/>152</text:p>
          <text:p text:style-name="P77">More about Automated Testing<text:tab/>161</text:p>
          <text:p text:style-name="P76">Deployment<text:tab/>163</text:p>
          <text:p text:style-name="P77">Configuration<text:tab/>163</text:p>
          <text:p text:style-name="P77">Internationalization<text:tab/>167</text:p>
          <text:p text:style-name="P77">Deployment Options<text:tab/>179</text:p>
          <text:p text:style-name="P77">Rake<text:tab/>181</text:p>
        </text:index-body>
      </text:table-of-content>
      <text:p text:style-name="Standard"/>
      <text:h text:style-name="Heading_20_1" text:outline-level="1"/>
      <text:h text:style-name="P143"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522848733" text:style-name="L1">
        <text:list-item>
          <text:p text:style-name="P78">Basic web development: HTML, CSS, and JavaScript</text:p>
        </text:list-item>
        <text:list-item>
          <text:p text:style-name="P78">Web application development: HTTP 1.1, server-side scripting</text:p>
        </text:list-item>
        <text:list-item>
          <text:p text:style-name="P78">Object-Oriented Programming</text:p>
        </text:list-item>
        <text:list-item>
          <text:p text:style-name="P78">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610684179" text:style-name="L2">
        <text:list-item>
          <text:p text:style-name="P79"><text:a xlink:type="simple" xlink:href="http://tryruby.org/"><text:span text:style-name="T4">TryRuby.org</text:span></text:a></text:p>
        </text:list-item>
        <text:list-item>
          <text:p text:style-name="P79"><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1167250972" text:style-name="L3">
        <text:list-item>
          <text:p text:style-name="P80">Ruby 1.9.2</text:p>
        </text:list-item>
        <text:list-item>
          <text:p text:style-name="P80">Ruby on Rails 3.0.10</text:p>
        </text:list-item>
        <text:list-item>
          <text:p text:style-name="P80">RSpec Rails 2.5</text:p>
        </text:list-item>
        <text:list-item>
          <text:p text:style-name="P80">SQLite 3 or MySQL 5</text:p>
        </text:list-item>
      </text:list>
      <text:h text:style-name="P143"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3"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862084264" text:style-name="L4">
        <text:list-item>
          <text:p text:style-name="P138">It must be able to list all of the <text:s/>her customers' debts.</text:p>
        </text:list-item>
        <text:list-item>
          <text:p text:style-name="P138">It must be able to create a new debt record.</text:p>
        </text:list-item>
        <text:list-item>
          <text:p text:style-name="P138">It must be able to retrieve and display the details of a single debt.</text:p>
        </text:list-item>
        <text:list-item>
          <text:p text:style-name="P138">It must be able to update the details of a debt.</text:p>
        </text:list-item>
        <text:list-item>
          <text:p text:style-name="P81">It must be able to delete a debt record.</text:p>
        </text:list-item>
      </text:list>
      <text:p text:style-name="P28">Also, a debt record should have the following details:</text:p>
      <text:list xml:id="list1963367096" text:style-name="L5">
        <text:list-item>
          <text:p text:style-name="P139">name – the name of the customer with the debt</text:p>
        </text:list-item>
        <text:list-item>
          <text:p text:style-name="P139">item – contains the items bought under credit; can be much longer than the name field</text:p>
        </text:list-item>
        <text:list-item>
          <text:p text:style-name="P82">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5"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6"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1789030460" text:style-name="L6">
        <text:list-item>
          <text:p text:style-name="P84"><text:span text:style-name="Code"><text:span text:style-name="T10">rails generate</text:span></text:span><text:span text:style-name="T4"> – tells ruby to run the "generate" script</text:span></text:p>
        </text:list-item>
        <text:list-item>
          <text:p text:style-name="P84"><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4"><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0">"Debts" will become the name of the resource i.e. the table in the database.</text:p>
            </text:list-item>
            <text:list-item>
              <text:p text:style-name="P140">The model class that will handle the database operations for that resource will be named "Debt."</text:p>
            </text:list-item>
            <text:list-item>
              <text:p text:style-name="P141"><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0">"Debts" will be the name of the debt handling application as we shall later see in the Action Controllers.</text:p>
            </text:list-item>
          </text:list>
        </text:list-item>
        <text:list-item>
          <text:p text:style-name="P84"><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1409374909" text:style-name="L7">
        <text:list-item>
          <text:p text:style-name="P85"><text:span text:style-name="Code">rails</text:span> – the command used to create an application and run Rails scripts.</text:p>
        </text:list-item>
        <text:list-item>
          <text:p text:style-name="P85"><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3"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420548139" text:style-name="L8">
        <text:list-item>
          <text:p text:style-name="P83">update the table in the database to add the new field, and</text:p>
        </text:list-item>
        <text:list-item>
          <text:p text:style-name="P83">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716200354" text:style-name="L9">
              <text:list-item>
                <text:p text:style-name="P86">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6">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0"><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6"><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6"><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1334590754" text:style-name="L10">
              <text:list-item>
                <text:p text:style-name="P87">The parenthesis takes precedence over all operators. </text:p>
              </text:list-item>
              <text:list-item>
                <text:p text:style-name="P87">The operators with a “Yes” in the “Method?” column are implemented as methods, and may be overridden.</text:p>
              </text:list-item>
              <text:list-item>
                <text:p text:style-name="P87">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7">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5"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1" svg:width="3.539cm" svg:height="2.188cm" svg:x="3.736cm" svg:y="5.872cm"><text:p text:style-name="P160"><text:span text:style-name="T65">View</text:span></text:p></draw:rect><draw:rect draw:style-name="gr2" draw:text-style-name="P161" svg:width="3.541cm" svg:height="2.188cm" svg:x="7.274cm" svg:y="2.046cm"><text:p text:style-name="P160"><text:span text:style-name="T65">Controller</text:span></text:p></draw:rect><draw:rect draw:style-name="gr2" draw:text-style-name="P161" svg:width="3.537cm" svg:height="2.188cm" svg:x="10.814cm" svg:y="5.872cm"><text:p text:style-name="P160"><text:span text:style-name="T65">Model</text:span></text:p></draw:rect><draw:line draw:style-name="gr3" draw:text-style-name="P161" svg:x1="10.222cm" svg:y1="4.235cm" svg:x2="11.991cm" svg:y2="5.875cm"><text:p/></draw:line><draw:line draw:style-name="gr3" draw:text-style-name="P161" svg:x1="8.453cm" svg:y1="4.235cm" svg:x2="6.684cm" svg:y2="5.875cm"><text:p/></draw:line><draw:line draw:style-name="gr3" draw:text-style-name="P161" svg:x1="11.401cm" svg:y1="5.875cm" svg:x2="9.632cm" svg:y2="4.235cm"><text:p/></draw:line><draw:line draw:style-name="gr4" draw:text-style-name="P161" svg:x1="10.812cm" svg:y1="6.966cm" svg:x2="7.273cm" svg:y2="6.966cm"><text:p/></draw:line><draw:line draw:style-name="gr5" draw:text-style-name="P161" svg:x1="2.555cm" svg:y1="3.686cm" svg:x2="3.735cm" svg:y2="6.419cm"><text:p/></draw:line><draw:line draw:style-name="gr6" draw:text-style-name="P161" svg:x1="4.914cm" svg:y1="2.592cm" svg:x2="7.273cm" svg:y2="3.139cm"><text:p/></draw:line><draw:custom-shape draw:style-name="gr7" draw:text-style-name="P161" svg:width="1.772cm" svg:height="2.188cm" svg:x="15.529cm" svg:y="5.872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351cm" svg:y1="6.966cm" svg:x2="15.531cm" svg:y2="6.966cm"><text:p/></draw:line><draw:line draw:style-name="gr3" draw:text-style-name="P161" svg:x1="15.531cm" svg:y1="7.514cm" svg:x2="14.351cm" svg:y2="7.514cm"><text:p/></draw:line><draw:frame draw:style-name="gr8" draw:text-style-name="P161" svg:width="4.915cm" svg:height="3.372cm" svg:x="0cm" svg:y="0.406cm"><draw:image xlink:href="Pictures/10000000000000C80000009437A3DF9E.png" xlink:type="simple" xlink:show="embed" xlink:actuate="onLoad"><text:p/></draw:image></draw:frame><draw:ellipse draw:style-name="gr2" draw:text-style-name="P161" svg:width="0.592cm" svg:height="0.548cm" svg:x="5.503cm" svg:y="2.046cm"><text:p text:style-name="P160"><text:span text:style-name="T65">1</text:span></text:p></draw:ellipse><draw:ellipse draw:style-name="gr2" draw:text-style-name="P161" svg:width="0.59cm" svg:height="0.548cm" svg:x="11.404cm" svg:y="4.234cm"><text:p text:style-name="P160"><text:span text:style-name="T65">2</text:span></text:p></draw:ellipse><draw:ellipse draw:style-name="gr2" draw:text-style-name="P161" svg:width="0.59cm" svg:height="0.548cm" svg:x="6.685cm" svg:y="4.234cm"><text:p text:style-name="P160"><text:span text:style-name="T65">3</text:span></text:p></draw:ellipse><draw:ellipse draw:style-name="gr2" draw:text-style-name="P161" svg:width="0.592cm" svg:height="0.548cm" svg:x="3.145cm" svg:y="4.234cm"><text:p text:style-name="P160"><text:span text:style-name="T65">4</text:span></text:p></draw:ellipse></draw:g></text:p>
      <text:list xml:id="list1542973466" text:style-name="L11">
        <text:list-item>
          <text:p text:style-name="P88">User (in the form of a browser here) sends a request to the Controller</text:p>
        </text:list-item>
        <text:list-item>
          <text:p text:style-name="P88">Controller interacts with the Model</text:p>
        </text:list-item>
        <text:list-item>
          <text:p text:style-name="P88">Controller invokes the View</text:p>
        </text:list-item>
        <text:list-item>
          <text:p text:style-name="P88">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1" svg:width="3.35cm" svg:height="2.26cm" svg:x="3.983cm" svg:y="6.967cm"><text:p/></draw:rect><draw:rect draw:style-name="gr2" draw:text-style-name="P161" svg:width="3.352cm" svg:height="2.26cm" svg:x="7.89cm" svg:y="2.447cm"><text:p text:style-name="P160"><text:span text:style-name="T65">Controller</text:span></text:p></draw:rect><draw:rect draw:style-name="gr2" draw:text-style-name="P161" svg:width="3.35cm" svg:height="2.262cm" svg:x="7.657cm" svg:y="2.681cm"><text:p text:style-name="P160"><text:span text:style-name="T65">Controller</text:span></text:p></draw:rect><draw:rect draw:style-name="gr9" draw:text-style-name="P161" svg:width="3.352cm" svg:height="2.26cm" svg:x="10.682cm" svg:y="6.967cm"><text:p/></draw:rect><draw:line draw:style-name="gr3" draw:text-style-name="P161" svg:x1="10.123cm" svg:y1="5.272cm" svg:x2="11.798cm" svg:y2="6.967cm"><text:p/></draw:line><draw:line draw:style-name="gr3" draw:text-style-name="P161" svg:x1="8.449cm" svg:y1="5.272cm" svg:x2="6.774cm" svg:y2="6.967cm"><text:p/></draw:line><draw:line draw:style-name="gr3" draw:text-style-name="P161" svg:x1="11.239cm" svg:y1="6.967cm" svg:x2="9.564cm" svg:y2="5.272cm"><text:p/></draw:line><draw:line draw:style-name="gr4" draw:text-style-name="P161" svg:x1="10.682cm" svg:y1="8.096cm" svg:x2="7.332cm" svg:y2="8.096cm"><text:p/></draw:line><draw:line draw:style-name="gr5" draw:text-style-name="P161" svg:x1="2.863cm" svg:y1="4.707cm" svg:x2="3.98cm" svg:y2="7.532cm"><text:p/></draw:line><draw:line draw:style-name="gr6" draw:text-style-name="P161" svg:x1="5.099cm" svg:y1="1.882cm" svg:x2="7.333cm" svg:y2="0.752cm"><text:p/></draw:line><draw:custom-shape draw:style-name="gr7" draw:text-style-name="P161" svg:width="1.676cm" svg:height="2.26cm" svg:x="15.624cm" svg:y="6.967cm"><text:p text:style-name="P160"><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03cm" svg:y1="8.096cm" svg:x2="15.705cm" svg:y2="8.096cm"><text:p/></draw:line><draw:line draw:style-name="gr3" draw:text-style-name="P161" svg:x1="15.705cm" svg:y1="8.661cm" svg:x2="14.03cm" svg:y2="8.661cm"><text:p/></draw:line><draw:ellipse draw:style-name="gr2" draw:text-style-name="P161" svg:width="0.558cm" svg:height="0.569cm" svg:x="5.658cm" svg:y="0.751cm"><text:p text:style-name="P160"><text:span text:style-name="T65">1</text:span></text:p></draw:ellipse><draw:ellipse draw:style-name="gr2" draw:text-style-name="P161" svg:width="0.56cm" svg:height="0.565cm" svg:x="9.477cm" svg:y="1.496cm"><text:p text:style-name="P160"><text:span text:style-name="T65">2</text:span></text:p></draw:ellipse><draw:ellipse draw:style-name="gr2" draw:text-style-name="P161" svg:width="0.558cm" svg:height="0.567cm" svg:x="11.066cm" svg:y="5.449cm"><text:p text:style-name="P160"><text:span text:style-name="T65">3</text:span></text:p></draw:ellipse><draw:ellipse draw:style-name="gr2" draw:text-style-name="P161" svg:width="0.558cm" svg:height="0.565cm" svg:x="6.775cm" svg:y="5.539cm"><text:p text:style-name="P160"><text:span text:style-name="T65">4</text:span></text:p></draw:ellipse><draw:rect draw:style-name="gr2" draw:text-style-name="P161" svg:width="3.35cm" svg:height="2.262cm" svg:x="7.332cm" svg:y="3.011cm"><text:p text:style-name="P160"><text:span text:style-name="T65">Books</text:span><text:span text:style-name="T65"><text:line-break/></text:span><text:span text:style-name="T65">Controller</text:span></text:p></draw:rect><draw:frame draw:style-name="gr8" draw:text-style-name="P161" svg:width="4.654cm" svg:height="3.483cm" svg:x="0.446cm" svg:y="1.224cm"><draw:image xlink:href="Pictures/10000000000000C8000000943661691F.png" xlink:type="simple" xlink:show="embed" xlink:actuate="onLoad"><text:p/></draw:image></draw:frame><draw:rect draw:style-name="gr2" draw:text-style-name="P161" svg:width="3.91cm" svg:height="1.133cm" svg:x="7.332cm" svg:y="0.187cm"><text:p text:style-name="P160"><text:span text:style-name="T65">Routing</text:span></text:p></draw:rect><draw:line draw:style-name="gr3" draw:text-style-name="P161" svg:x1="9.183cm" svg:y1="1.317cm" svg:x2="9.183cm" svg:y2="2.447cm"><text:p/></draw:line><draw:rect draw:style-name="gr9" draw:text-style-name="P161" svg:width="3.352cm" svg:height="2.259cm" svg:x="3.718cm" svg:y="7.234cm"><text:p/></draw:rect><draw:rect draw:style-name="gr2" draw:text-style-name="P161" svg:width="3.352cm" svg:height="2.26cm" svg:x="3.423cm" svg:y="7.532cm"><text:p text:style-name="P160"><text:span text:style-name="T65">Display</text:span><text:span text:style-name="T65"><text:line-break/></text:span><text:span text:style-name="T65">Book</text:span><text:span text:style-name="T65"><text:line-break/></text:span><text:span text:style-name="T65">View</text:span></text:p></draw:rect><draw:rect draw:style-name="gr9" draw:text-style-name="P161" svg:width="3.352cm" svg:height="2.259cm" svg:x="10.419cm" svg:y="7.234cm"><text:p/></draw:rect><draw:rect draw:style-name="gr2" draw:text-style-name="P161" svg:width="3.35cm" svg:height="2.26cm" svg:x="10.124cm" svg:y="7.532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6cm" svg:height="0.565cm" svg:x="3.512cm" svg:y="5.539cm"><text:p text:style-name="P160"><text:span text:style-name="T65">5</text:span></text:p></draw:ellipse></draw:g></text:p>
      <text:list xml:id="list1954429298" text:style-name="L12">
        <text:list-item>
          <text:p text:style-name="P89">Browser requests a page from the server e.g. <text:a xlink:type="simple" xlink:href="http://my.url/books/123"><text:span text:style-name="Code">http://my.url/books/123</text:span></text:a></text:p>
        </text:list-item>
        <text:list-item>
          <text:p text:style-name="P89">Routing finds the Books Controller</text:p>
        </text:list-item>
        <text:list-item>
          <text:p text:style-name="P89">Controller interacts with the Model </text:p>
        </text:list-item>
        <text:list-item>
          <text:p text:style-name="P89">Controller invokes the View</text:p>
        </text:list-item>
        <text:list-item>
          <text:p text:style-name="P89">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1628029435" text:style-name="L13">
        <text:list-item>
          <text:p text:style-name="P90">Maintenance was hard. Lack of structure meant that the dependencies between modules aren't clear. Changing one part of the system might affect another part of the system without a programmer knowing it. </text:p>
        </text:list-item>
        <text:list-item>
          <text:p text:style-name="P90">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1" svg:width="7.742cm" svg:height="6.056cm" svg:x="9.695cm" svg:y="0.407cm"><draw:image xlink:href="Pictures/10000000000000FA000000CFE79337F8.png" xlink:type="simple" xlink:show="embed" xlink:actuate="onLoad"><text:p/></draw:image></draw:frame><draw:rect draw:style-name="gr2" draw:text-style-name="P161" svg:width="3.347cm" svg:height="2.107cm" svg:x="0.235cm" svg:y="4.356cm"><text:p text:style-name="P160"><text:span text:style-name="T65">View</text:span></text:p></draw:rect><draw:rect draw:style-name="gr2" draw:text-style-name="P161" svg:width="3.345cm" svg:height="2.109cm" svg:x="3.581cm" svg:y="0.668cm"><text:p text:style-name="P160"><text:span text:style-name="T65">Controller</text:span></text:p></draw:rect><draw:rect draw:style-name="gr2" draw:text-style-name="P161" svg:width="3.347cm" svg:height="2.107cm" svg:x="6.925cm" svg:y="4.356cm"><text:p text:style-name="P160"><text:span text:style-name="T65">Model</text:span></text:p></draw:rect><draw:line draw:style-name="gr3" draw:text-style-name="P161" svg:x1="6.368cm" svg:y1="2.771cm" svg:x2="8.041cm" svg:y2="4.351cm"><text:p/></draw:line><draw:line draw:style-name="gr3" draw:text-style-name="P161" svg:x1="4.698cm" svg:y1="2.771cm" svg:x2="3.025cm" svg:y2="4.351cm"><text:p/></draw:line><draw:line draw:style-name="gr3" draw:text-style-name="P161" svg:x1="7.485cm" svg:y1="4.351cm" svg:x2="5.812cm" svg:y2="2.771cm"><text:p/></draw:line><draw:line draw:style-name="gr4" draw:text-style-name="P161" svg:x1="6.925cm" svg:y1="5.408cm" svg:x2="3.58cm" svg:y2="5.408cm"><text:p/></draw:line><draw:line draw:style-name="gr4" draw:text-style-name="P161" svg:x1="1.907cm" svg:y1="1.718cm" svg:x2="3.58cm" svg:y2="1.718cm"><text:p/></draw:line><draw:line draw:style-name="gr10" draw:text-style-name="P161" svg:x1="1.907cm" svg:y1="1.718cm" svg:x2="1.907cm" svg:y2="4.351cm"><text:p/></draw:line><draw:line draw:style-name="gr11" draw:text-style-name="P161" svg:x1="9.714cm" svg:y1="5.409cm" svg:x2="12.326cm" svg:y2="5.048cm"><text:p/></draw:line><draw:line draw:style-name="gr11" draw:text-style-name="P161" svg:x1="6.368cm" svg:y1="2.249cm" svg:x2="12.327cm" svg:y2="3.722cm"><text:p/></draw:line><draw:path draw:style-name="gr11" draw:text-style-name="P161"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3"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33370409" text:style-name="L14">
        <text:list-item>
          <text:p text:style-name="P91">User must be able to create a product record</text:p>
        </text:list-item>
        <text:list-item>
          <text:p text:style-name="P91">User must be able to view the product record</text:p>
        </text:list-item>
        <text:list-item>
          <text:p text:style-name="P91">User must be able to view a list of product records</text:p>
        </text:list-item>
        <text:list-item>
          <text:p text:style-name="P91">User must be able to modify a product record</text:p>
        </text:list-item>
        <text:list-item>
          <text:p text:style-name="P91">User must be able to delete a product record</text:p>
        </text:list-item>
        <text:list-item>
          <text:p text:style-name="P91">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268802699" text:style-name="L15">
        <text:list-item>
          <text:p text:style-name="P92">Create the migration for Product</text:p>
        </text:list-item>
        <text:list-item>
          <text:p text:style-name="P92">Program the “Show Product” module</text:p>
        </text:list-item>
        <text:list-item>
          <text:p text:style-name="P92">Program the “List Products” module</text:p>
        </text:list-item>
        <text:list-item>
          <text:p text:style-name="P92">Program the “Delete Product” module</text:p>
        </text:list-item>
        <text:list-item>
          <text:p text:style-name="P92">Program the “Search Products” module</text:p>
        </text:list-item>
        <text:list-item>
          <text:p text:style-name="P92">Program the “Create Product” module</text:p>
        </text:list-item>
        <text:list-item>
          <text:p text:style-name="P92">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2126537780" text:style-name="L16">
        <text:list-item>
          <text:p text:style-name="P93">User provides the id of the record via the URL</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1562860298" text:style-name="L17">
        <text:list-item>
          <text:p text:style-name="P94">We still haven't displayed the details of the record.</text:p>
        </text:list-item>
        <text:list-item>
          <text:p text:style-name="P94">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844814763" text:style-name="L18">
        <text:list-item>
          <text:p text:style-name="P95">All resources are uniquely identified by a URL. For example, a product record can be identified with the following URL:</text:p>
          <text:p text:style-name="P95"><text:a xlink:type="simple" xlink:href="http://my.url/products/1"><text:span text:style-name="Code">http://my.url/products/1</text:span></text:a><text:span text:style-name="Code"> </text:span></text:p>
          <text:p text:style-name="P95">In contrast, an item done in a non-REST framework might look like this</text:p>
          <text:p text:style-name="P95"><text:a xlink:type="simple" xlink:href="http://my.url/view_product.do"><text:span text:style-name="Code">http://my.url/view_product.do</text:span></text:a><text:span text:style-name="Code"> <text:s/></text:span></text:p>
          <text:p text:style-name="P95">In this case, all product records share the same URL and are differentiated only based on the user's state, either via session or cookie.</text:p>
        </text:list-item>
        <text:list-item>
          <text:p text:style-name="P95">Actions done on resources are defined by the HTTP verb of the request. Here are some examples:</text:p>
        </text:list-item>
      </text:list>
      <text:list xml:id="list1671850081" text:style-name="L19">
        <text:list-item>
          <text:p text:style-name="P96"><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6"><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6"><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6"><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6"><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49" text:outline-level="3">Putting it all together: Retrieving a Record</text:h>
      <text:p text:style-name="Text_20_body">To recall, our basic flow for this program is:</text:p>
      <text:list xml:id="list1848804478" text:continue-list="list2126537780" text:style-name="L16">
        <text:list-item text:start-value="1">
          <text:p text:style-name="P97">User provides the id of the record via the URL<text:span text:style-name="T29"> – already done</text:span></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1" svg:width="3.146cm" svg:height="2.084cm" svg:x="4.14cm" svg:y="5.487cm"><text:p/></draw:rect><draw:rect draw:style-name="gr2" draw:text-style-name="P161" svg:width="3.148cm" svg:height="2.087cm" svg:x="7.807cm" svg:y="1.314cm"><text:p text:style-name="P160"><text:span text:style-name="T65">Controller</text:span></text:p></draw:rect><draw:rect draw:style-name="gr9" draw:text-style-name="P161" svg:width="3.142cm" svg:height="2.082cm" svg:x="7.59cm" svg:y="1.534cm"><text:p/></draw:rect><draw:rect draw:style-name="gr9" draw:text-style-name="P161" svg:width="3.146cm" svg:height="2.084cm" svg:x="10.428cm" svg:y="5.487cm"><text:p/></draw:rect><draw:line draw:style-name="gr3" draw:text-style-name="P161" svg:x1="9.904cm" svg:y1="3.921cm" svg:x2="11.476cm" svg:y2="5.485cm"><text:p/></draw:line><draw:line draw:style-name="gr3" draw:text-style-name="P161" svg:x1="8.331cm" svg:y1="3.921cm" svg:x2="6.759cm" svg:y2="5.485cm"><text:p/></draw:line><draw:line draw:style-name="gr3" draw:text-style-name="P161" svg:x1="10.952cm" svg:y1="5.485cm" svg:x2="9.38cm" svg:y2="3.921cm"><text:p/></draw:line><draw:line draw:style-name="gr4" draw:text-style-name="P161" svg:x1="10.427cm" svg:y1="6.528cm" svg:x2="7.283cm" svg:y2="6.528cm"><text:p/></draw:line><draw:line draw:style-name="gr5" draw:text-style-name="P161" svg:x1="3.091cm" svg:y1="3.4cm" svg:x2="4.139cm" svg:y2="6.007cm"><text:p/></draw:line><draw:custom-shape draw:style-name="gr7" draw:text-style-name="P161" svg:width="1.572cm" svg:height="2.084cm" svg:x="15.067cm" svg:y="5.487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3.572cm" svg:y1="6.528cm" svg:x2="15.144cm" svg:y2="6.528cm"><text:p/></draw:line><draw:line draw:style-name="gr3" draw:text-style-name="P161" svg:x1="15.144cm" svg:y1="7.047cm" svg:x2="13.572cm" svg:y2="7.047cm"><text:p/></draw:line><draw:circle draw:style-name="gr2" draw:text-style-name="P161" svg:width="0.523cm" svg:height="0.523cm" svg:x="9.297cm" svg:y="0.437cm"><text:p text:style-name="P160"><text:span text:style-name="T65">2</text:span></text:p></draw:circle><draw:ellipse draw:style-name="gr2" draw:text-style-name="P161" svg:width="0.526cm" svg:height="0.521cm" svg:x="10.786cm" svg:y="4.087cm"><text:p text:style-name="P160"><text:span text:style-name="T65">3</text:span></text:p></draw:ellipse><draw:ellipse draw:style-name="gr2" draw:text-style-name="P161" svg:width="0.526cm" svg:height="0.521cm" svg:x="6.759cm" svg:y="4.17cm"><text:p text:style-name="P160"><text:span text:style-name="T65">4</text:span></text:p></draw:ellipse><draw:rect draw:style-name="gr2" draw:text-style-name="P162" svg:width="3.144cm" svg:height="2.084cm" svg:x="7.285cm" svg:y="1.838cm"><text:p text:style-name="P160"><text:span text:style-name="T66">Books</text:span><text:span text:style-name="T66"><text:line-break/></text:span><text:span text:style-name="T66">Controller</text:span></text:p></draw:rect><draw:frame draw:style-name="gr8" draw:text-style-name="P161" svg:width="4.368cm" svg:height="3.216cm" svg:x="0.82cm" svg:y="0.185cm"><draw:image xlink:href="Pictures/10000000000000C8000000943661691F.png" xlink:type="simple" xlink:show="embed" xlink:actuate="onLoad"><text:p/></draw:image></draw:frame><draw:line draw:style-name="gr3" draw:text-style-name="P161" svg:x1="9.019cm" svg:y1="0.27cm" svg:x2="9.019cm" svg:y2="1.313cm"><text:p/></draw:line><draw:rect draw:style-name="gr9" draw:text-style-name="P161" svg:width="3.146cm" svg:height="2.089cm" svg:x="3.891cm" svg:y="5.731cm"><text:p/></draw:rect><draw:rect draw:style-name="gr2" draw:text-style-name="P162" svg:width="3.144cm" svg:height="2.086cm" svg:x="3.616cm" svg:y="6.008cm"><text:p text:style-name="P160"><text:span text:style-name="T66">Display</text:span><text:span text:style-name="T66"><text:line-break/></text:span><text:span text:style-name="T66">Book</text:span><text:span text:style-name="T66"><text:line-break/></text:span><text:span text:style-name="T66">View</text:span></text:p></draw:rect><draw:rect draw:style-name="gr9" draw:text-style-name="P161" svg:width="3.146cm" svg:height="2.089cm" svg:x="10.181cm" svg:y="5.731cm"><text:p/></draw:rect><draw:rect draw:style-name="gr2" draw:text-style-name="P162" svg:width="3.148cm" svg:height="2.086cm" svg:x="9.904cm" svg:y="6.008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1" svg:width="0.525cm" svg:height="0.521cm" svg:x="3.695cm" svg:y="4.17cm"><text:p text:style-name="P160"><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1" svg:width="3.294cm" svg:height="2.001cm" svg:x="2.963cm" svg:y="0.266cm"><text:p text:style-name="P160"><text:span text:style-name="T65">Controller</text:span></text:p></draw:rect><draw:rect draw:style-name="gr9" draw:text-style-name="P161" svg:width="3.29cm" svg:height="1.997cm" svg:x="2.737cm" svg:y="0.476cm"><text:p/></draw:rect><draw:rect draw:style-name="gr9" draw:text-style-name="P161" svg:width="3.296cm" svg:height="2.001cm" svg:x="8.999cm" svg:y="0.141cm"><text:p/></draw:rect><draw:line draw:style-name="gr3" draw:text-style-name="P161" svg:x1="6.253cm" svg:y1="1.265cm" svg:x2="8.447cm" svg:y2="1.265cm"><text:p/></draw:line><draw:line draw:style-name="gr3" draw:text-style-name="P161" svg:x1="8.447cm" svg:y1="1.765cm" svg:x2="6.253cm" svg:y2="1.765cm"><text:p/></draw:line><draw:custom-shape draw:style-name="gr7" draw:text-style-name="P162" svg:width="1.645cm" svg:height="2.001cm" svg:x="13.857cm" svg:y="0.141cm"><text:p text:style-name="P160"><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2.289cm" svg:y1="1.141cm" svg:x2="13.935cm" svg:y2="1.141cm"><text:p/></draw:line><draw:line draw:style-name="gr3" draw:text-style-name="P161" svg:x1="13.935cm" svg:y1="1.641cm" svg:x2="12.289cm" svg:y2="1.641cm"><text:p/></draw:line><draw:ellipse draw:style-name="gr2" draw:text-style-name="P162" svg:width="0.553cm" svg:height="0.502cm" svg:x="7.092cm" svg:y="2.106cm"><text:p text:style-name="P160"><text:span text:style-name="T66">3</text:span></text:p></draw:ellipse><draw:rect draw:style-name="gr2" draw:text-style-name="P162" svg:width="3.29cm" svg:height="2.001cm" svg:x="2.418cm" svg:y="0.765cm"><text:p text:style-name="P160"><text:span text:style-name="T66">Action </text:span></text:p><text:p text:style-name="P160"><text:span text:style-name="T66">Controller</text:span></text:p></draw:rect><draw:line draw:style-name="gr3" draw:text-style-name="P161" svg:x1="1.319cm" svg:y1="1.529cm" svg:x2="2.416cm" svg:y2="1.529cm"><text:p/></draw:line><draw:rect draw:style-name="gr9" draw:text-style-name="P161" svg:width="3.292cm" svg:height="2.001cm" svg:x="8.74cm" svg:y="0.377cm"><text:p/></draw:rect><draw:rect draw:style-name="gr2" draw:text-style-name="P162" svg:width="3.294cm" svg:height="2.001cm" svg:x="8.452cm" svg:y="0.64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51cm" svg:height="0.5cm" svg:x="7.062cm" svg:y="0.423cm"><text:p text:style-name="P160"><text:span text:style-name="T66">1</text:span></text:p></draw:ellipse><draw:ellipse draw:style-name="gr2" draw:text-style-name="P162" svg:width="0.551cm" svg:height="0.5cm" svg:x="12.837cm" svg:y="0.266cm"><text:p text:style-name="P160"><text:span text:style-name="T66">2</text:span></text:p></draw:ellipse></draw:g></text:p>
      <text:p text:style-name="Text_20_body"/>
      <text:p text:style-name="Text_20_body"/>
      <text:p text:style-name="Text_20_body"/>
      <text:list xml:id="list1858217856" text:style-name="L20">
        <text:list-item>
          <text:p text:style-name="P98">After the routing dispatches the request to the controller, the controller calls the model to retrieve the data.</text:p>
        </text:list-item>
        <text:list-item>
          <text:p text:style-name="P98">The model retrieves the data from the database.</text:p>
        </text:list-item>
        <text:list-item>
          <text:p text:style-name="P98">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2094035259" text:style-name="L21">
        <text:list-item>
          <text:p text:style-name="P99">The controller sends the data to the view.</text:p>
        </text:list-item>
        <text:list-item>
          <text:p text:style-name="P99">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1384001306" text:style-name="L22">
        <text:list-item>
          <text:p text:style-name="P100">special variables like the <text:span text:style-name="Code">params</text:span> hash are available in the view through accessor methods</text:p>
        </text:list-item>
        <text:list-item>
          <text:p text:style-name="P100">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336260874" text:style-name="L23">
              <text:list-item>
                <text:p text:style-name="P101">the controller action should be named <text:span text:style-name="Code"><text:span text:style-name="T25">index</text:span></text:span></text:p>
              </text:list-item>
              <text:list-item>
                <text:p text:style-name="P102">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201860477" text:style-name="L24">
        <text:list-item>
          <text:p text:style-name="P104"><text:soft-page-break/>a string – this will be the URL used by the link. As this is brittle for internal use (paths can be easily changed in the <text:span text:style-name="Code">routes.rb</text:span>), this is only used for external links.</text:p>
        </text:list-item>
        <text:list-item>
          <text:p text:style-name="P104">a hash – the link will be based on both the hash and the <text:span text:style-name="Code">routes.rb</text:span>. <text:s/></text:p>
        </text:list-item>
        <text:list-item>
          <text:p text:style-name="P104">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1703205656" text:style-name="L25">
        <text:list-item>
          <text:p text:style-name="P105"><text:span text:style-name="Code">xxxx_path</text:span> – returns the relative path of the matched route. For example, calling <text:span text:style-name="Code">products_path</text:span> will return <text:span text:style-name="Code">/products</text:span></text:p>
        </text:list-item>
        <text:list-item>
          <text:p text:style-name="P105"><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3"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1792406331" text:style-name="L26">
        <text:list-item>
          <text:p text:style-name="P106">Provide a way to call the controller action for deleting a product</text:p>
        </text:list-item>
        <text:list-item>
          <text:p text:style-name="P106">Delete the product record in the controller action</text:p>
        </text:list-item>
        <text:list-item>
          <text:p text:style-name="P106">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926550652" text:continue-list="list336260874" text:style-name="L23">
              <text:list-item>
                <text:p text:style-name="P101">the controller action should be named <text:span text:style-name="Code"><text:span text:style-name="T25">destroy</text:span></text:span></text:p>
              </text:list-item>
              <text:list-item>
                <text:p text:style-name="P102">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2147147224" text:style-name="L27">
        <text:list-item>
          <text:p text:style-name="P107"><text:span text:style-name="Code">:confirm</text:span> – you can set a confirmation question which will be prompted to the user on click of the link. The link is processed normally if the user accepts.</text:p>
        </text:list-item>
        <text:list-item>
          <text:p text:style-name="P107"><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7"><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7"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47"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901488113" text:style-name="L28">
        <text:list-item>
          <text:p text:style-name="P108">Submit a query to a search action</text:p>
        </text:list-item>
        <text:list-item>
          <text:p text:style-name="P108">The search action retrieves records based on the query</text:p>
        </text:list-item>
        <text:list-item>
          <text:p text:style-name="P108">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soft-pag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text:soft-page-break/>&lt;% end %&gt;</text:p>
      <text:p text:style-name="Text_20_body">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1649700014" text:style-name="L29">
        <text:list-item>
          <text:p text:style-name="P109"><text:span text:style-name="Code">label_tag</text:span> – creates a label. It has 3 parameters: </text:p>
          <text:list>
            <text:list-item>
              <text:p text:style-name="P109">first parameter sets the for attribute</text:p>
            </text:list-item>
            <text:list-item>
              <text:p text:style-name="P109">second parameter sets the text inside the label. Uses the value of the first argument if not specified.</text:p>
            </text:list-item>
            <text:list-item>
              <text:p text:style-name="P109">third parameter is a hash for setting HTML attributes</text:p>
            </text:list-item>
          </text:list>
        </text:list-item>
        <text:list-item>
          <text:p text:style-name="P109"><text:span text:style-name="Code">text_field_tag</text:span> – creates a standard text field. Also has 3 parameters</text:p>
          <text:list>
            <text:list-item>
              <text:p text:style-name="P109">first parameter sets the name attribute</text:p>
            </text:list-item>
            <text:list-item>
              <text:p text:style-name="P109">second parameter sets the value of the field</text:p>
            </text:list-item>
            <text:list-item>
              <text:p text:style-name="P109">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9"><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9"><text:span text:style-name="Code">:confirm</text:span> – behaves the same way as the <text:span text:style-name="Code">:confirm</text:span> in link_to</text:p>
            </text:list-item>
            <text:list-item>
              <text:p text:style-name="P109"><text:span text:style-name="Code">:disabled</text:span> – disables the button if set to true</text:p>
            </text:list-item>
            <text:list-item>
              <text:p text:style-name="P109"><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199688697" text:style-name="L30">
        <text:list-item>
          <text:p text:style-name="P110"><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0"><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7"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2" text:outline-level="1"/>
      <text:h text:style-name="P143"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877572801" text:style-name="L31">
        <text:list-item>
          <text:p text:style-name="P111">one action to prepare the form</text:p>
        </text:list-item>
        <text:list-item>
          <text:p text:style-name="P111">one view to render the form to the user</text:p>
        </text:list-item>
        <text:list-item>
          <text:p text:style-name="P111">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993809896" text:style-name="L32">
              <text:list-item>
                <text:p text:style-name="P112">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2">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2">the controller action that processes the submitted form should be named <text:span text:style-name="Code"><text:span text:style-name="T25">create</text:span></text:span>.</text:p>
              </text:list-item>
              <text:list-item>
                <text:p text:style-name="P103">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text:soft-page-break/> <text:s/>&lt;div class="actions"&gt;<text:lin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779117672" text:style-name="L33">
        <text:list-item>
          <text:p text:style-name="P113"><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3"><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866084921" text:style-name="L34">
        <text:list-item>
          <text:p text:style-name="P114">They use symbols for their first parameter. This signifies that they refer to a specific field in the model provided in the <text:span text:style-name="Code">form_for</text:span> call.</text:p>
        </text:list-item>
        <text:list-item>
          <text:p text:style-name="P114">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4">We can do away with the <text:span text:style-name="Code">f</text:span> prefix, but doing that would require us to tell the form helpers what the model should they refer to. e.g.:</text:p>
          <text:p text:style-name="P151">&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243936875" text:continue-list="list993809896" text:style-name="L32">
              <text:list-item>
                <text:p text:style-name="P112">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2">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2">the controller action that processes the submitted form should be named <text:span text:style-name="Code"><text:span text:style-name="T25">update</text:span></text:span>.</text:p>
              </text:list-item>
              <text:list-item>
                <text:p text:style-name="P112">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3"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5"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677155308" text:style-name="L35">
        <text:list-item>
          <text:p text:style-name="P115"><text:span text:style-name="Code">:alt </text:span>– If no alt text is given, the file name part of the source is used (capitalized and without the extension)</text:p>
        </text:list-item>
        <text:list-item>
          <text:p text:style-name="P115"><text:span text:style-name="Code">:size</text:span> – Supplied <text:s/>as “{Width}x{Height}”, so “30x45” becomes width=“30” and height=“45”. :size will be ignored if the value is not in the correct format.</text:p>
        </text:list-item>
        <text:list-item>
          <text:p text:style-name="P115"><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3"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4" text:outline-level="2"/>
      <text:h text:style-name="P145"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563745916" text:style-name="L36">
        <text:list-item>
          <text:p text:style-name="P116"><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6"><text:span text:style-name="Code">employee.build_department(attribute_hash)</text:span> – basically a shorthand for <text:span text:style-name="Code">employee.department = Department.new(attribute_hash)</text:span>. Also returns the newly created Department.</text:p>
        </text:list-item>
        <text:list-item>
          <text:p text:style-name="P116"><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5"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476376529" text:style-name="L37">
        <text:list-item>
          <text:p text:style-name="P117"><text:span text:style-name="Code">:include_blank</text:span> – adds a blank entry at the top of the list. Can be the text of the entry (e.g. “none”) or <text:span text:style-name="Code">true</text:span> (which will just put a blank entry).</text:p>
        </text:list-item>
        <text:list-item>
          <text:p text:style-name="P117"><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7"><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2055275013" text:style-name="L38">
        <text:list-item>
          <text:p text:style-name="P118"><text:span text:style-name="Code">purchase.invoice</text:span>, <text:span text:style-name="Code">purchase.invoice=</text:span></text:p>
        </text:list-item>
        <text:list-item>
          <text:p text:style-name="P118"><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953038852" text:style-name="L39">
        <text:list-item>
          <text:p text:style-name="P119"><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9"><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5"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161321679" text:style-name="L40">
        <text:list-item>
          <text:p text:style-name="P120"><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0"><text:span text:style-name="Code">supplier.purchases &lt;&lt;</text:span> <text:span text:style-name="Code"><text:span text:style-name="T1">new_purchase</text:span></text:span> – adds a Purchase to the list of Purchases associated with the Supplier. </text:p>
        </text:list-item>
        <text:list-item>
          <text:p text:style-name="P120"><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0"><text:span text:style-name="Code">supplier.purchases = </text:span><text:span text:style-name="Code"><text:span text:style-name="T1">list_of_purchases</text:span></text:span> – assigns a list of Purchase objects to the Supplier, removing associations as appropriate.</text:p>
        </text:list-item>
        <text:list-item>
          <text:p text:style-name="P120"><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0"><text:span text:style-name="Code">supplier.purchases.clear</text:span> – removes all associations to Purchase objects.</text:p>
        </text:list-item>
        <text:list-item>
          <text:p text:style-name="P120"><text:span text:style-name="Code">supplier.purchases.empty?</text:span> – returns true if there are no associated Purchases</text:p>
        </text:list-item>
        <text:list-item>
          <text:p text:style-name="P120"><text:span text:style-name="Code">supplier.purchases.size</text:span> – returns the number of associated Purchases</text:p>
        </text:list-item>
        <text:list-item>
          <text:p text:style-name="P120"><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0"><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5"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211126916" text:style-name="L41">
        <text:list-item>
          <text:p text:style-name="P121">It must be named according to the tables involved in the relationship, separated by underscore and arranged alphabetically. In the Product-Purchase case, the table should be <text:span text:style-name="Code">products_purchases</text:span>.</text:p>
        </text:list-item>
        <text:list-item>
          <text:p text:style-name="P121">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4cm" svg:height="0.937cm" svg:x="6.962cm" svg:y="0.406cm"><text:p text:style-name="P160"><text:span text:style-name="T67">Product</text:span></text:p></draw:rect><draw:rect draw:style-name="gr9" draw:text-style-name="P161" svg:width="3.294cm" svg:height="1.872cm" svg:x="6.962cm" svg:y="1.343cm"><text:p/></draw:rect><draw:rect draw:style-name="gr2" draw:text-style-name="P163" svg:width="3.294cm" svg:height="0.937cm" svg:x="6.962cm" svg:y="0.406cm"><text:p text:style-name="P160"><text:span text:style-name="T67">Line Item</text:span></text:p></draw:rect><draw:rect draw:style-name="gr2" draw:text-style-name="P165" svg:width="3.294cm" svg:height="1.872cm" svg:x="6.962cm" svg:y="1.343cm"><text:p text:style-name="P164"><text:span text:style-name="T67">product_id</text:span></text:p><text:p text:style-name="P164"><text:span text:style-name="T67">purchase_id</text:span></text:p></draw:rect><draw:rect draw:style-name="gr2" draw:text-style-name="P163" svg:width="3.292cm" svg:height="0.937cm" svg:x="12.448cm" svg:y="0.406cm"><text:p text:style-name="P160"><text:span text:style-name="T67">Product</text:span></text:p></draw:rect><draw:rect draw:style-name="gr9" draw:text-style-name="P161" svg:width="3.292cm" svg:height="1.872cm" svg:x="12.448cm" svg:y="1.343cm"><text:p/></draw:rect><draw:rect draw:style-name="gr2" draw:text-style-name="P163" svg:width="3.292cm" svg:height="0.937cm" svg:x="12.448cm" svg:y="0.406cm"><text:p text:style-name="P160"><text:span text:style-name="T67">Purchase</text:span></text:p></draw:rect><draw:rect draw:style-name="gr9" draw:text-style-name="P161" svg:width="3.292cm" svg:height="1.872cm" svg:x="12.448cm" svg:y="1.343cm"><text:p/></draw:rect><draw:line draw:style-name="gr9" draw:text-style-name="P161" svg:x1="4.768cm" svg:y1="1.81cm" svg:x2="6.962cm" svg:y2="1.81cm"><text:p/></draw:line><draw:line draw:style-name="gr9" draw:text-style-name="P161" svg:x1="10.254cm" svg:y1="1.81cm" svg:x2="12.448cm" svg:y2="1.81cm"><text:p/></draw:line><draw:line draw:style-name="gr9" draw:text-style-name="P161" svg:x1="6.963cm" svg:y1="1.997cm" svg:x2="6.634cm" svg:y2="1.81cm"><text:p/></draw:line><draw:line draw:style-name="gr9" draw:text-style-name="P161" svg:x1="10.583cm" svg:y1="1.81cm" svg:x2="10.254cm" svg:y2="1.623cm"><text:p/></draw:line><draw:line draw:style-name="gr9" draw:text-style-name="P161" svg:x1="6.634cm" svg:y1="1.81cm" svg:x2="6.963cm" svg:y2="1.623cm"><text:p/></draw:line><draw:line draw:style-name="gr9" draw:text-style-name="P161"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lt;% @product.purchases.each do |purchase| %&gt;<text:line-break/> <text:s/>&lt;li&gt;&lt;%= link_to purchase.description, purchase %&gt;&lt;/li&gt;<text:line-break/>&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h text:style-name="Heading_20_2" text:outline-level="2"/>
      <text:p text:style-name="Text_20_body"/>
      <text:h text:style-name="P143"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317273466" text:style-name="L42">
        <text:list-item>
          <text:p text:style-name="P122"><text:span text:style-name="Code">:null</text:span> – set this option to true if nulls are allowed for this field, false otherwise</text:p>
          <text:p text:style-name="P152"><text:s text:c="4"/>t.string :name, :null =&gt; false <text:s/># sets name field to mandatory</text:p>
        </text:list-item>
        <text:list-item>
          <text:p text:style-name="P122"><text:span text:style-name="Code">:default</text:span> – set this option to make the database set a default value for the field if the field is left empty. If you want the field default to be NULL, use <text:span text:style-name="Code">nil</text:span>.</text:p>
        </text:list-item>
        <text:list-item>
          <text:p text:style-name="P122"><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937012126" text:style-name="L43">
        <text:list-item>
          <text:p text:style-name="P123"><text:span text:style-name="Code">:precision</text:span> – the precision of the decimal column, the number of significant digits in the number</text:p>
        </text:list-item>
        <text:list-item>
          <text:p text:style-name="P123"><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660417499" text:style-name="L44">
        <text:list-item>
          <text:p text:style-name="P124"><text:span text:style-name="Code">:id =&gt; false</text:span> – this will prevent the automatic creation of the primary key</text:p>
        </text:list-item>
        <text:list-item>
          <text:p text:style-name="P124"><text:span text:style-name="Code">:primary_key</text:span> – if :id is is not set to false, you can set this option to change the name of the primary key from “id” e.g.</text:p>
          <text:p text:style-name="P153">create_table :debts, :primary_key =&gt; <text:span text:style-name="T27">"</text:span>debt_no<text:span text:style-name="T27">"</text:span> do |t|</text:p>
        </text:list-item>
        <text:list-item>
          <text:p text:style-name="P124"><text:span text:style-name="Code">:force =&gt; true</text:span> – this will make the migration drop the table of the same name (if it exists) before creating the table</text:p>
        </text:list-item>
        <text:list-item>
          <text:p text:style-name="P124"><text:span text:style-name="Code">:temporary =&gt; true</text:span> – the table created is only temporary and will be dropped when the connection is closed. </text:p>
        </text:list-item>
        <text:list-item>
          <text:p text:style-name="P124"><text:span text:style-name="Code">:options</text:span> – the value specified in this option will be appended to the table definition SQL. For example:</text:p>
          <text:p text:style-name="P153">create_table :debts, :options =&gt; <text:span text:style-name="T27">"ENGINE=InnoDB DEFAULT CHARSET=utf8"</text:span> do |t|</text:p>
          <text:p text:style-name="P124">will create:</text:p>
          <text:p text:style-name="P153"><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1319388671" text:style-name="L45">
        <text:list-item>
          <text:p text:style-name="P125"><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4">change_column :debts, :remarks, :text, :limit =&gt; 300</text:p>
        </text:list-item>
        <text:list-item>
          <text:p text:style-name="P125"><text:span text:style-name="Code">rename_column(table_name, column_name, new_column_name)</text:span> – renames a column to <text:span text:style-name="Code">new_column_name</text:span></text:p>
        </text:list-item>
        <text:list-item>
          <text:p text:style-name="P125"><text:span text:style-name="Code">add_index(table_name, column_name, options = {})</text:span> – adds an index to the table. You can set the name of the index as well as the unique setting in the options.</text:p>
        </text:list-item>
        <text:list-item>
          <text:p text:style-name="P125"><text:span text:style-name="Code">remove_index(table_name, options = {})</text:span> – removes an index from the table</text:p>
        </text:list-item>
        <text:list-item>
          <text:p text:style-name="P125"><text:span text:style-name="Code">rename_table(table_name, new_name)</text:span> – renames table <text:span text:style-name="Code">table_name</text:span> to <text:span text:style-name="Code">new_name</text:span></text:p>
        </text:list-item>
        <text:list-item>
          <text:p text:style-name="P125"><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9" svg:width="5.716cm" svg:height="2.795cm" svg:x="2.672cm" svg:y="0.422cm"><text:p text:style-name="P160"><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0" svg:width="3.167cm" svg:height="0.821cm" svg:x="4.007cm" svg:y="3.299cm"><draw:text-box><text:p text:style-name="P167"><text:span text:style-name="T70">/db/migrate</text:span></text:p></draw:text-box></draw:frame><draw:rect draw:style-name="gr2" draw:text-style-name="P171" svg:width="5.081cm" svg:height="1.017cm" svg:x="9.657cm" svg:y="0.549cm"><text:p text:style-name="P160"><text:span text:style-name="T70">schema_migrations</text:span></text:p></draw:rect><draw:rect draw:style-name="gr19" draw:text-style-name="P169" svg:width="5.081cm" svg:height="1.652cm" svg:x="9.657cm" svg:y="1.565cm"><text:p text:style-name="P160"><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2174559621" text:style-name="L46">
        <text:list-item>
          <text:p text:style-name="P126"><text:span text:style-name="Code">first()</text:span> – returns the first record retrieved from the table.</text:p>
        </text:list-item>
        <text:list-item>
          <text:p text:style-name="P126"><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608216427" text:style-name="L47">
        <text:list-item>
          <text:p text:style-name="P127"><text:span text:style-name="Code">count</text:span> – returns the number of records per group</text:p>
          <text:p text:style-name="P155">LineItem.group("purchase_id").count</text:p>
        </text:list-item>
        <text:list-item>
          <text:p text:style-name="P127"><text:span text:style-name="Code">average</text:span> – returns the average value of a specified field per group</text:p>
          <text:p text:style-name="P155">LineItem.group("purchase_id").average("cost")</text:p>
        </text:list-item>
        <text:list-item>
          <text:p text:style-name="P127"><text:span text:style-name="Code">sum</text:span> – returns the sum of the values of a specified field per group</text:p>
          <text:p text:style-name="P155">LineItem.group("purchase_id").sum("cost")</text:p>
        </text:list-item>
        <text:list-item>
          <text:p text:style-name="P127"><text:span text:style-name="Code">maximum</text:span>, <text:span text:style-name="Code">minimum</text:span> – returns the maximum and minimum value of a specified field per group</text:p>
          <text:p text:style-name="P155">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8" text:outline-level="4"/>
      <text:h text:style-name="P159"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703510118" text:style-name="L48">
        <text:list-item>
          <text:p text:style-name="P128"><text:span text:style-name="Code">validates_acceptance_of</text:span> – validates if the specified field is accepted by the user, usually used in terms of service check boxes. </text:p>
        </text:list-item>
        <text:list-item>
          <text:p text:style-name="P128"><text:span text:style-name="Code">validates_associated</text:span> – validates if the objects in the specified associations are valid.</text:p>
        </text:list-item>
        <text:list-item>
          <text:p text:style-name="P128"><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8"><text:soft-page-break/><text:span text:style-name="Code">validates_each</text:span> – validates each attribute against a block</text:p>
        </text:list-item>
        <text:list-item>
          <text:p text:style-name="P128"><text:span text:style-name="Code">validates_inclusion_of</text:span>, <text:span text:style-name="Code">validates_exclusion_of</text:span> – validates if the value of the field is part of (inclusion) or not part of (exclusion) the specified collection</text:p>
        </text:list-item>
        <text:list-item>
          <text:p text:style-name="P128"><text:span text:style-name="Code">validates_format_of</text:span> – validates the field against a regular expression</text:p>
        </text:list-item>
        <text:list-item>
          <text:p text:style-name="P128"><text:span text:style-name="Code">validates_length_of</text:span> – validates the length of the field</text:p>
        </text:list-item>
        <text:list-item>
          <text:p text:style-name="P128"><text:span text:style-name="Code">validates_numericality_of</text:span> – validates the field if it's a number. Can also check if it's a float or an integer.</text:p>
        </text:list-item>
        <text:list-item>
          <text:p text:style-name="P128"><text:span text:style-name="Code">validates_uniqueness_of</text:span> – validates whether the field is unique in the table</text:p>
        </text:list-item>
      </text:list>
      <text:p text:style-name="Text_20_body">These validation methods typically have the following options:</text:p>
      <text:list xml:id="list1840635533" text:style-name="L49">
        <text:list-item>
          <text:p text:style-name="P129"><text:span text:style-name="Code">:message</text:span> – allows you to replace the default message. For example you want to change the “can't be blank” message for <text:span text:style-name="Code">validates_presence_of</text:span>, you can use:</text:p>
          <text:p text:style-name="P156">validates_presence_of :name, :message =&gt; "is required"</text:p>
        </text:list-item>
        <text:list-item>
          <text:p text:style-name="P129"><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9"><text:span text:style-name="Code">:allow_nil</text:span> – skips the validation if the attribute is nil</text:p>
        </text:list-item>
        <text:list-item>
          <text:p text:style-name="P129"><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101327657" text:style-name="L50">
        <text:list-item>
          <text:p text:style-name="P130"><text:span text:style-name="Code">[]</text:span> – returns an array of errors for a specified field</text:p>
          <text:p text:style-name="P157">&gt;&gt; p = Product.new<text:line-break/>=&gt; #&lt;Product id: nil, name: nil, ...&gt;<text:line-break/>&gt;&gt; p.valid?<text:line-break/>=&gt; false<text:line-break/>&gt;&gt; p.errors[:name]<text:line-break/>=&gt; "can't be blank"</text:p>
        </text:list-item>
        <text:list-item>
          <text:p text:style-name="P130"><text:span text:style-name="Code">size</text:span> – returns the number of errors in the collection</text:p>
          <text:p text:style-name="P157">&gt;&gt; p = Product.new<text:line-break/>=&gt; #&lt;Product id: nil, name: nil, ...&gt;<text:line-break/>&gt;&gt; p.errors.size<text:line-break/>=&gt; 0<text:line-break/>&gt;&gt; p.valid?<text:line-break/>=&gt; false<text:line-break/>&gt;&gt; p.errors.size<text:line-break/>=&gt; 2</text:p>
        </text:list-item>
        <text:list-item>
          <text:p text:style-name="P130"><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ext:soft-page-break/>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382989122" text:style-name="L51">
        <text:list-item>
          <text:p text:style-name="P131"><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1"><text:span text:style-name="Code">file_field</text:span> – creates a file upload input tag. Uploading files is not part of the scope of this training course.</text:p>
        </text:list-item>
        <text:list-item>
          <text:p text:style-name="P131"><text:span text:style-name="Code">radio_button</text:span> – creates a radio button input tag. The radio buttons are grouped according to the specified field.</text:p>
        </text:list-item>
        <text:list-item>
          <text:p text:style-name="P131"><text:span text:style-name="Code">hidden_field</text:span> – creates a hidden input tag.</text:p>
        </text:list-item>
        <text:list-item>
          <text:p text:style-name="P131"><text:span text:style-name="Code">password_field</text:span> – creates a password-type input tag.</text:p>
        </text:list-item>
        <text:list-item>
          <text:p text:style-name="P131"><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3"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755932040" text:style-name="L52">
        <text:list-item>
          <text:p text:style-name="P132">status codes – XHR sends the request and DOM modifies the page based on the HTTP status code returned by the server.</text:p>
        </text:list-item>
        <text:list-item>
          <text:p text:style-name="P132">page fragments – XHR sends the request and the server returns a fragment of an HTML page. DOM inserts this fragment somewhere in the current page.</text:p>
        </text:list-item>
        <text:list-item>
          <text:p text:style-name="P132">code fragments – XHR sends the request and also requests for a JavaScript response. The returned data is in the form of JavaScript code that will modify the page through DOM which is then executed by the browser.</text:p>
        </text:list-item>
        <text:list-item>
          <text:p text:style-name="P132">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3"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454073859" text:style-name="L53">
        <text:list-item>
          <text:p text:style-name="P133">“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3">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687994892" text:style-name="L54">
        <text:list-item>
          <text:p text:style-name="P134"><text:span text:style-name="Code">assigns[:key]</text:span> – a hash containing the instance variables of the controller.</text:p>
        </text:list-item>
        <text:list-item>
          <text:p text:style-name="P134"><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926537313" text:style-name="L55">
        <text:list-item>
          <text:p text:style-name="P135">When you create a Customer, it should be set to Active (active = true)</text:p>
        </text:list-item>
        <text:list-item>
          <text:p text:style-name="P135">When you delete a Customer, it should not be deleted from the database. Instead it should be set to Inactive (active = false)</text:p>
        </text:list-item>
        <text:list-item>
          <text:p text:style-name="P135">When you view the list of all Customers, only Active Customers shall be displayed</text:p>
        </text:list-item>
        <text:list-item>
          <text:p text:style-name="P135">When you try to view the details of an inactive record, you should be redirected back to the list of Customers</text:p>
        </text:list-item>
        <text:list-item>
          <text:p text:style-name="P135">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8"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2" svg:width="4.49cm" svg:height="0.481cm" svg:x="2.72cm" svg:y="0.682cm"><text:p text:style-name="P160"><text:span text:style-name="T71">model tests</text:span></text:p></draw:rect><draw:rect draw:style-name="gr19" draw:text-style-name="P173" svg:width="4.49cm" svg:height="0.477cm" svg:x="2.72cm" svg:y="1.162cm"><text:p text:style-name="P160"><text:span text:style-name="T72">red</text:span></text:p></draw:rect><draw:rect draw:style-name="gr19" draw:text-style-name="P174" svg:width="4.49cm" svg:height="0.479cm" svg:x="2.72cm" svg:y="1.638cm"><text:p text:style-name="P160"><text:span text:style-name="T73">green</text:span></text:p></draw:rect><draw:rect draw:style-name="gr19" draw:text-style-name="P166" svg:width="4.49cm" svg:height="0.477cm" svg:x="2.72cm" svg:y="2.116cm"><text:p text:style-name="P160"><text:span text:style-name="T68">refactor</text:span></text:p></draw:rect><draw:path draw:style-name="gr20" draw:text-style-name="P161" svg:width="2.755cm" svg:height="1.919cm" draw:transform="skewX (0.567581072748449) rotate (2.58116743077393) translate (7.21158928062214cm 2.25261019754477cm)" svg:viewBox="0 0 2756 1920" svg:d="m0 0c0 0 4 935 733 1511s1203 485 1583 87 440-1399 440-1399"><text:p/></draw:path><draw:rect draw:style-name="gr19" draw:text-style-name="P172" svg:width="4.492cm" svg:height="0.477cm" svg:x="10.388cm" svg:y="0.741cm"><text:p text:style-name="P160"><text:span text:style-name="T71">controller tests</text:span></text:p></draw:rect><draw:rect draw:style-name="gr19" draw:text-style-name="P173" svg:width="4.492cm" svg:height="0.479cm" svg:x="10.388cm" svg:y="1.217cm"><text:p text:style-name="P160"><text:span text:style-name="T72">red</text:span></text:p></draw:rect><draw:rect draw:style-name="gr19" draw:text-style-name="P174" svg:width="4.492cm" svg:height="0.475cm" svg:x="10.388cm" svg:y="1.695cm"><text:p text:style-name="P160"><text:span text:style-name="T73">green</text:span></text:p></draw:rect><draw:rect draw:style-name="gr19" draw:text-style-name="P166" svg:width="4.492cm" svg:height="0.481cm" svg:x="10.388cm" svg:y="2.169cm"><text:p text:style-name="P160"><text:span text:style-name="T68">refactor</text:span></text:p></draw:rect><draw:rect draw:style-name="gr19" draw:text-style-name="P172" svg:width="4.49cm" svg:height="0.477cm" svg:x="10.286cm" svg:y="4.064cm"><text:p text:style-name="P160"><text:span text:style-name="T71">view tests</text:span></text:p></draw:rect><draw:rect draw:style-name="gr19" draw:text-style-name="P173" svg:width="4.49cm" svg:height="0.479cm" svg:x="10.286cm" svg:y="4.54cm"><text:p text:style-name="P160"><text:span text:style-name="T72">red</text:span></text:p></draw:rect><draw:rect draw:style-name="gr19" draw:text-style-name="P174" svg:width="4.49cm" svg:height="0.479cm" svg:x="10.286cm" svg:y="5.018cm"><text:p text:style-name="P160"><text:span text:style-name="T73">green</text:span></text:p></draw:rect><draw:rect draw:style-name="gr19" draw:text-style-name="P166" svg:width="4.49cm" svg:height="0.475cm" svg:x="10.286cm" svg:y="5.496cm"><text:p text:style-name="P160"><text:span text:style-name="T68">refactor</text:span></text:p></draw:rect><draw:rect draw:style-name="gr19" draw:text-style-name="P172" svg:width="4.488cm" svg:height="0.479cm" svg:x="2.724cm" svg:y="4.117cm"><text:p text:style-name="P160"><text:span text:style-name="T71">integration tests</text:span></text:p></draw:rect><draw:rect draw:style-name="gr19" draw:text-style-name="P173" svg:width="4.488cm" svg:height="0.479cm" svg:x="2.724cm" svg:y="4.595cm"><text:p text:style-name="P160"><text:span text:style-name="T72">red</text:span></text:p></draw:rect><draw:rect draw:style-name="gr19" draw:text-style-name="P174" svg:width="4.488cm" svg:height="0.479cm" svg:x="2.724cm" svg:y="5.073cm"><text:p text:style-name="P160"><text:span text:style-name="T73">green</text:span></text:p></draw:rect><draw:rect draw:style-name="gr19" draw:text-style-name="P166" svg:width="4.488cm" svg:height="0.475cm" svg:x="2.724cm" svg:y="5.551cm"><text:p text:style-name="P160"><text:span text:style-name="T68">refactor</text:span></text:p></draw:rect><draw:line draw:style-name="gr20" draw:text-style-name="P161" svg:x1="7.29cm" svg:y1="2.389cm" svg:x2="10.409cm" svg:y2="2.389cm"><text:p/></draw:line><draw:line draw:style-name="gr20" draw:text-style-name="P161" svg:x1="12.28cm" svg:y1="2.66cm" svg:x2="12.28cm" svg:y2="4.09cm"><text:p/></draw:line><draw:line draw:style-name="gr20" draw:text-style-name="P161" svg:x1="10.284cm" svg:y1="5.657cm" svg:x2="7.29cm" svg:y2="4.431cm"><text:p/></draw:line><draw:path draw:style-name="gr20" draw:text-style-name="P161" svg:width="6.111cm" svg:height="5.262cm" draw:transform="skewX (0.566708408122452) rotate (2.58064383199833) translate (2.72018274371268cm 5.7257393681802cm)" svg:viewBox="0 0 6112 5263" svg:d="m0 0c0 0 1503 839 2505 1398s4437 2591 3421 3521c-453 340-1481 344-1481 344"><text:p/></draw:path><draw:path draw:style-name="gr20" draw:text-style-name="P161" svg:width="2.756cm" svg:height="1.92cm" draw:transform="skewX (0.568453737374446) rotate (2.58134196369913) translate (14.8986531807358cm 2.32071076951331cm)" svg:viewBox="0 0 2757 1921" svg:d="m0 0c0 0 4 934 735 1512s1203 484 1583 87 439-1399 439-1399"><text:p/></draw:path><draw:path draw:style-name="gr20" draw:text-style-name="P161" svg:width="2.758cm" svg:height="1.92cm" draw:transform="skewX (0.568802803224845) rotate (2.58291276002592) translate (14.7748918880276cm 5.65763879620837cm)" svg:viewBox="0 0 2759 1921" svg:d="m0 0c0 0 3 934 733 1511s1204 486 1585 89 441-1396 441-1396"><text:p/></draw:path><draw:path draw:style-name="gr20" draw:text-style-name="P161" svg:width="2.757cm" svg:height="1.919cm" draw:transform="skewX (0.569675467850842) rotate (2.58169102954952) translate (7.21158928061555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1" svg:width="12.454cm" svg:height="7.621cm" svg:x="2.566cm" svg:y="2.171cm"><text:p/></draw:ellipse><draw:rect draw:style-name="gr19" draw:text-style-name="P172" svg:width="3.61cm" svg:height="0.477cm" svg:x="7.103cm" svg:y="0.173cm"><text:p text:style-name="P160"><text:span text:style-name="T71">integration tests</text:span></text:p></draw:rect><draw:path draw:style-name="gr20" draw:text-style-name="P161" svg:width="2.308cm" svg:height="1.338cm" draw:transform="skewX (0.198094870101319) rotate (2.38795948257819) translate (10.8252933157796cm 4.56540873015747cm)" svg:viewBox="0 0 2309 1339" svg:d="m0 0c0 0 278 805 674 1151s986 165 1261-153 374-933 374-933"><text:p/></draw:path><draw:line draw:style-name="gr20" draw:text-style-name="P161" svg:x1="8.85cm" svg:y1="1.127cm" svg:x2="8.85cm" svg:y2="2.174cm"><text:p/></draw:line><draw:rect draw:style-name="gr19" draw:text-style-name="P173" svg:width="3.61cm" svg:height="0.475cm" svg:x="7.103cm" svg:y="0.649cm"><text:p text:style-name="P160"><text:span text:style-name="T72">red</text:span></text:p></draw:rect><draw:rect draw:style-name="gr19" draw:text-style-name="P175" svg:width="3.608cm" svg:height="0.477cm" svg:x="0.934cm" svg:y="10.361cm"><text:p text:style-name="P160"><text:span text:style-name="T74">refactor</text:span></text:p></draw:rect><draw:rect draw:style-name="gr19" draw:text-style-name="P172" svg:width="3.61cm" svg:height="0.477cm" svg:x="7.221cm" svg:y="2.946cm"><text:p text:style-name="P160"><text:span text:style-name="T71">view tests</text:span></text:p></draw:rect><draw:rect draw:style-name="gr19" draw:text-style-name="P172" svg:width="3.611cm" svg:height="0.477cm" svg:x="10.13cm" svg:y="6.17cm"><text:p text:style-name="P160"><text:span text:style-name="T71">controller tests</text:span></text:p></draw:rect><draw:rect draw:style-name="gr19" draw:text-style-name="P173" svg:width="3.61cm" svg:height="0.475cm" svg:x="7.221cm" svg:y="3.422cm"><text:p text:style-name="P160"><text:span text:style-name="T72">red</text:span></text:p></draw:rect><draw:rect draw:style-name="gr19" draw:text-style-name="P174" svg:width="3.61cm" svg:height="0.479cm" svg:x="7.221cm" svg:y="3.897cm"><text:p text:style-name="P160"><text:span text:style-name="T73">green</text:span></text:p></draw:rect><draw:rect draw:style-name="gr19" draw:text-style-name="P175" svg:width="3.61cm" svg:height="0.475cm" svg:x="7.221cm" svg:y="4.375cm"><text:p text:style-name="P160"><text:span text:style-name="T74">refactor</text:span></text:p></draw:rect><draw:rect draw:style-name="gr19" draw:text-style-name="P173" svg:width="3.611cm" svg:height="0.479cm" svg:x="10.126cm" svg:y="6.646cm"><text:p text:style-name="P160"><text:span text:style-name="T72">red</text:span></text:p></draw:rect><draw:rect draw:style-name="gr19" draw:text-style-name="P174" svg:width="3.611cm" svg:height="0.475cm" svg:x="10.126cm" svg:y="7.124cm"><text:p text:style-name="P160"><text:span text:style-name="T73">green</text:span></text:p></draw:rect><draw:rect draw:style-name="gr19" draw:text-style-name="P175" svg:width="3.611cm" svg:height="0.477cm" svg:x="10.126cm" svg:y="7.599cm"><text:p text:style-name="P160"><text:span text:style-name="T74">refactor</text:span></text:p></draw:rect><draw:rect draw:style-name="gr19" draw:text-style-name="P173" svg:width="3.608cm" svg:height="0.479cm" svg:x="3.963cm" svg:y="6.646cm"><text:p text:style-name="P160"><text:span text:style-name="T72">red</text:span></text:p></draw:rect><draw:rect draw:style-name="gr19" draw:text-style-name="P174" svg:width="3.608cm" svg:height="0.475cm" svg:x="3.963cm" svg:y="7.124cm"><text:p text:style-name="P160"><text:span text:style-name="T73">green</text:span></text:p></draw:rect><draw:rect draw:style-name="gr19" draw:text-style-name="P175" svg:width="3.608cm" svg:height="0.477cm" svg:x="3.963cm" svg:y="7.599cm"><text:p text:style-name="P160"><text:span text:style-name="T74">refactor</text:span></text:p></draw:rect><draw:rect draw:style-name="gr19" draw:text-style-name="P174" svg:width="3.61cm" svg:height="0.477cm" svg:x="13.506cm" svg:y="10.266cm"><text:p text:style-name="P160"><text:span text:style-name="T73">green</text:span></text:p></draw:rect><draw:rect draw:style-name="gr19" draw:text-style-name="P172" svg:width="3.608cm" svg:height="0.477cm" svg:x="3.963cm" svg:y="6.17cm"><text:p text:style-name="P160"><text:span text:style-name="T71">model tests</text:span></text:p></draw:rect><draw:path draw:style-name="gr20" draw:text-style-name="P161" svg:width="2.308cm" svg:height="1.337cm" draw:transform="skewX (0.198269403026518) rotate (2.3865632191766) translate (13.7393019896328cm 7.79034126984033cm)" svg:viewBox="0 0 2309 1338" svg:d="m0 0c0 0 279 805 676 1151s986 163 1260-155 373-934 373-934"><text:p/></draw:path><draw:path draw:style-name="gr20" draw:text-style-name="P161" svg:width="1.35cm" svg:height="2.065cm" draw:transform="skewX (0.197571271325721) rotate (2.3855160216254) translate (3.96167284546136cm 7.69512276785761cm)" svg:viewBox="0 0 1351 2066" svg:d="m0 0c0 0 602 106 998 453s438 942 231 1182-787 431-787 431"><text:p/></draw:path><draw:frame draw:style-name="gr22" draw:text-style-name="P176" svg:width="2.588cm" svg:height="1.045cm" svg:x="7.918cm" svg:y="8.841cm"><draw:text-box><text:p text:style-name="P167"><text:span text:style-name="T65">RSpec</text:span></text:p></draw:text-box></draw:frame><draw:line draw:style-name="gr20" draw:text-style-name="P161" svg:x1="9.428cm" svg:y1="4.839cm" svg:x2="11.64cm" svg:y2="6.172cm"><text:p/></draw:line><draw:line draw:style-name="gr20" draw:text-style-name="P161" svg:x1="10.128cm" svg:y1="7.79cm" svg:x2="7.567cm" svg:y2="6.457cm"><text:p/></draw:line><draw:path draw:style-name="gr20" draw:text-style-name="P161" svg:width="2.612cm" svg:height="5.63cm" draw:transform="skewX (0.196698606699724) rotate (2.3862141533262) translate (3.96167284545068cm 7.88555977182223cm)" svg:viewBox="0 0 2613 5631" svg:d="m0 0c0 0 1046 76 1678 631s942 1806 935 2780-665 2220-665 2220"><text:p/></draw:path><draw:line draw:style-name="gr20" draw:text-style-name="P161" svg:x1="12.804cm" svg:y1="8.933cm" svg:x2="14.317cm" svg:y2="10.266cm"><text:p/></draw:line><draw:line draw:style-name="gr20" draw:text-style-name="P161" svg:x1="13.505cm" svg:y1="10.552cm" svg:x2="4.542cm" svg:y2="10.552cm"><text:p/></draw:line><draw:path draw:style-name="gr20" draw:text-style-name="P161" svg:width="4.94cm" svg:height="11.675cm" draw:transform="skewX (0.19774580425092) rotate (2.38708681795219) translate (0.913109011958168cm 10.662664208793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3"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978540563" text:style-name="L56">
        <text:list-item>
          <text:p text:style-name="P136"><text:span text:style-name="Code">development</text:span> – the default environment, built for development. This is the environment where we've been working on before we went to testing</text:p>
        </text:list-item>
        <text:list-item>
          <text:p text:style-name="P136"><text:span text:style-name="Code">test</text:span> – this is the environment where our tests are executed against</text:p>
        </text:list-item>
        <text:list-item>
          <text:p text:style-name="P136"><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301662271" text:style-name="L57">
        <text:list-item>
          <text:p text:style-name="P137"><text:span text:style-name="Code">t</text:span> – alias of translate. Looks up text from the translation files</text:p>
        </text:list-item>
        <text:list-item>
          <text:p text:style-name="P137"><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ext:soft-page-break/>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6" svg:width="4.312cm" svg:height="2.177cm" svg:x="0.367cm" svg:y="1.794cm"><text:p text:style-name="P160"><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6" svg:width="3.611cm" svg:height="1.833cm" svg:x="6.191cm" svg:y="1.909cm"><text:p text:style-name="P160"><text:span text:style-name="T68">Proxy server</text:span></text:p></draw:rect><draw:rect draw:style-name="gr9" draw:text-style-name="P161" svg:width="1.049cm" svg:height="1.031cm" svg:x="11.55cm" svg:y="0.422cm"><text:p/></draw:rect><draw:rect draw:style-name="gr9" draw:text-style-name="P161" svg:width="1.049cm" svg:height="1.031cm" svg:x="13.065cm" svg:y="0.422cm"><text:p/></draw:rect><draw:rect draw:style-name="gr9" draw:text-style-name="P161" svg:width="1.049cm" svg:height="1.031cm" svg:x="14.58cm" svg:y="0.422cm"><text:p/></draw:rect><draw:rect draw:style-name="gr9" draw:text-style-name="P161" svg:width="1.05cm" svg:height="1.031cm" svg:x="16.092cm" svg:y="0.422cm"><text:p/></draw:rect><draw:rect draw:style-name="gr9" draw:text-style-name="P161" svg:width="1.049cm" svg:height="1.033cm" svg:x="11.55cm" svg:y="1.909cm"><text:p/></draw:rect><draw:rect draw:style-name="gr9" draw:text-style-name="P161" svg:width="1.049cm" svg:height="1.033cm" svg:x="13.065cm" svg:y="1.909cm"><text:p/></draw:rect><draw:rect draw:style-name="gr9" draw:text-style-name="P161" svg:width="1.049cm" svg:height="1.033cm" svg:x="14.58cm" svg:y="1.909cm"><text:p/></draw:rect><draw:rect draw:style-name="gr9" draw:text-style-name="P161" svg:width="1.05cm" svg:height="1.033cm" svg:x="16.092cm" svg:y="1.909cm"><text:p/></draw:rect><draw:rect draw:style-name="gr9" draw:text-style-name="P161" svg:width="1.049cm" svg:height="1.029cm" svg:x="11.55cm" svg:y="3.514cm"><text:p/></draw:rect><draw:rect draw:style-name="gr9" draw:text-style-name="P161" svg:width="1.049cm" svg:height="1.029cm" svg:x="13.065cm" svg:y="3.514cm"><text:p/></draw:rect><draw:rect draw:style-name="gr9" draw:text-style-name="P161" svg:width="1.049cm" svg:height="1.029cm" svg:x="14.58cm" svg:y="3.514cm"><text:p/></draw:rect><draw:rect draw:style-name="gr9" draw:text-style-name="P161" svg:width="1.05cm" svg:height="1.029cm" svg:x="16.092cm" svg:y="3.514cm"><text:p/></draw:rect><draw:line draw:style-name="gr14" draw:text-style-name="P161" svg:x1="4.794cm" svg:y1="2.826cm" svg:x2="6.075cm" svg:y2="2.826cm"><text:p/></draw:line><draw:line draw:style-name="gr14" draw:text-style-name="P161" svg:x1="9.803cm" svg:y1="2.024cm" svg:x2="11.9cm" svg:y2="0.994cm"><text:p/></draw:line><draw:line draw:style-name="gr14" draw:text-style-name="P161" svg:x1="9.803cm" svg:y1="2.025cm" svg:x2="13.531cm" svg:y2="0.994cm"><text:p/></draw:line><draw:line draw:style-name="gr14" draw:text-style-name="P161" svg:x1="9.803cm" svg:y1="2.139cm" svg:x2="15.045cm" svg:y2="0.994cm"><text:p/></draw:line><draw:line draw:style-name="gr14" draw:text-style-name="P161" svg:x1="9.803cm" svg:y1="2.253cm" svg:x2="16.559cm" svg:y2="0.994cm"><text:p/></draw:line><draw:line draw:style-name="gr14" draw:text-style-name="P161" svg:x1="9.803cm" svg:y1="2.483cm" svg:x2="11.9cm" svg:y2="2.369cm"><text:p/></draw:line><draw:line draw:style-name="gr14" draw:text-style-name="P161" svg:x1="9.803cm" svg:y1="2.598cm" svg:x2="13.531cm" svg:y2="2.369cm"><text:p/></draw:line><draw:line draw:style-name="gr14" draw:text-style-name="P161" svg:x1="9.803cm" svg:y1="2.712cm" svg:x2="15.045cm" svg:y2="2.369cm"><text:p/></draw:line><draw:line draw:style-name="gr14" draw:text-style-name="P161" svg:x1="9.803cm" svg:y1="2.827cm" svg:x2="16.559cm" svg:y2="2.369cm"><text:p/></draw:line><draw:line draw:style-name="gr14" draw:text-style-name="P161" svg:x1="9.803cm" svg:y1="3.513cm" svg:x2="11.783cm" svg:y2="3.971cm"><text:p/></draw:line><draw:line draw:style-name="gr14" draw:text-style-name="P161" svg:x1="9.803cm" svg:y1="3.399cm" svg:x2="13.414cm" svg:y2="3.971cm"><text:p/></draw:line><draw:line draw:style-name="gr14" draw:text-style-name="P161" svg:x1="9.803cm" svg:y1="3.169cm" svg:x2="14.929cm" svg:y2="3.97cm"><text:p/></draw:line><draw:line draw:style-name="gr14" draw:text-style-name="P161" svg:x1="9.803cm" svg:y1="2.944cm" svg:x2="16.443cm" svg:y2="3.974cm"><text:p/></draw:line><draw:frame draw:style-name="gr15" draw:text-style-name="P168" svg:width="3.641cm" svg:height="0.78cm" svg:x="12.714cm" svg:y="4.89cm"><draw:text-box><text:p text:style-name="P167"><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00</meta:editing-cycles>
    <meta:editing-duration>P13DT12H51M24S</meta:editing-duration>
    <dc:title>Ruby on Rails 3.0</dc:title>
    <dc:date>2011-09-04T11:15:17</dc:date>
    <dc:creator>bry </dc:creator>
    <meta:generator>LibreOffice/3.3$Linux LibreOffice_project/330m19$Build-202</meta:generator>
    <meta:document-statistic meta:table-count="58" meta:image-count="68" meta:object-count="0" meta:page-count="183" meta:paragraph-count="2494" meta:word-count="42887" meta:character-count="286371"/>
  </office:meta>
</office:document-meta>
</file>